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7a1" officeooo:paragraph-rsid="000d77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to SSH from one Linux EC2 instance to another</text:h>
      <text:p text:style-name="Standard"/>
      <text:p text:style-name="Standard"><text:a xlink:type="simple" xlink:href="https://youtu.be/OwptfrdgzDA" text:style-name="Internet_20_link" text:visited-style-name="Visited_20_Internet_20_Link">https://youtu.be/OwptfrdgzDA</text:a></text:p>
      <text:p text:style-name="Standard"/>
      <text:p text:style-name="P1">How to sync a directory with your aws s3 bucket?</text:p>
      <text:p text:style-name="P1">aws s3 sync /home/calvin/wildrydes-site/ s3://calvin-wildryde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23:52:16.865095256</meta:creation-date>
    <dc:date>2022-08-06T22:37:34.956118863</dc:date>
    <meta:editing-duration>PT1M47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4" meta:word-count="26" meta:character-count="187" meta:non-whitespace-character-count="165"/>
  </office:meta>
</office:document-meta>
</file>